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5362in"/>
    </style:style>
    <style:style style:name="co44" style:family="table-column">
      <style:table-column-properties fo:break-before="auto" style:column-width="1.5484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1" calcext:value-type="date">
            <text:p>09-11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17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table:style-name="ce185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185" office:value-type="string" calcext:value-type="string">
            <text:p>som-nanc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185"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185" office:value-type="string" calcext:value-type="string">
            <text:p>avs-luke-vader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185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185" office:value-type="string" calcext:value-type="string">
            <text:p>avs-jon-tywi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89" office:value-type="string" calcext:value-type="string">
            <text:p>avs-kennedy-johns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89" office:value-type="string" calcext:value-type="string">
            <text:p>avs-frodo-sam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89" office:value-type="string" calcext:value-type="string">
            <text:p>som-frodo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c-sam</text:span></text:p>
          </table:table-cell>
          <table:table-cell table:style-name="ce189" office:value-type="string" calcext:value-type="string">
            <text:p>som-sam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89"/>
          <table:table-cell table:number-columns-repeated="15"/>
        </table:table-row>
        <table:table-row table:style-name="ro9" table:number-rows-repeated="104853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9:42:38.121388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09T23:10:07.967436996</dc:date>
    <meta:editing-duration>P117DT7H58M50S</meta:editing-duration>
    <meta:editing-cycles>1462</meta:editing-cycles>
    <meta:document-statistic meta:table-count="12" meta:cell-count="3146" meta:object-count="0"/>
  </office:meta>
</office:document-meta>
</file>